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8in"/>
    </style:style>
    <style:style style:name="co4" style:family="table-column">
      <style:table-column-properties fo:break-before="auto" style:column-width="1.5634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0898in"/>
    </style:style>
    <style:style style:name="co7" style:family="table-column">
      <style:table-column-properties fo:break-before="auto" style:column-width="1.7063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2.1346in"/>
    </style:style>
    <style:style style:name="co10" style:family="table-column">
      <style:table-column-properties fo:break-before="auto" style:column-width="1.3575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1.3846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5008in"/>
    </style:style>
    <style:style style:name="co19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energy entry in energy sector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mo: European Union-2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015</text:p>
          </table:table-cell>
          <table:table-cell table:number-columns-repeated="68"/>
        </table:table-row>
        <table:table-row table:style-name="ro1">
          <table:table-cell table:number-columns-repeated="74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Hard coal (if no detail)</text:p>
          </table:table-cell>
          <table:table-cell office:value-type="string" calcext:value-type="string">
            <text:p>Brown coal (if no detail)</text:p>
          </table:table-cell>
          <table:table-cell office:value-type="string" calcext:value-type="string">
            <text:p>Anthracite</text:p>
          </table:table-cell>
          <table:table-cell office:value-type="string" calcext:value-type="string">
            <text:p>Coking coal</text:p>
          </table:table-cell>
          <table:table-cell office:value-type="string" calcext:value-type="string">
            <text:p>Other bituminous coal</text:p>
          </table:table-cell>
          <table:table-cell office:value-type="string" calcext:value-type="string">
            <text:p>Sub-bituminous coal</text:p>
          </table:table-cell>
          <table:table-cell office:value-type="string" calcext:value-type="string">
            <text:p>Lignite</text:p>
          </table:table-cell>
          <table:table-cell office:value-type="string" calcext:value-type="string">
            <text:p>Patent fuel</text:p>
          </table:table-cell>
          <table:table-cell office:value-type="string" calcext:value-type="string">
            <text:p>Coke oven coke</text:p>
          </table:table-cell>
          <table:table-cell office:value-type="string" calcext:value-type="string">
            <text:p>Gas coke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BKB</text:p>
          </table:table-cell>
          <table:table-cell office:value-type="string" calcext:value-type="string">
            <text:p>Gas works gas</text:p>
          </table:table-cell>
          <table:table-cell office:value-type="string" calcext:value-type="string">
            <text:p>Coke oven gas</text:p>
          </table:table-cell>
          <table:table-cell office:value-type="string" calcext:value-type="string">
            <text:p>Blast furnace gas</text:p>
          </table:table-cell>
          <table:table-cell office:value-type="string" calcext:value-type="string">
            <text:p>Other recovered gases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Peat products</text:p>
          </table:table-cell>
          <table:table-cell office:value-type="string" calcext:value-type="string">
            <text:p>Oil shale and oil sands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Crude/NGL/feedstocks (if no detail)</text:p>
          </table:table-cell>
          <table:table-cell office:value-type="string" calcext:value-type="string">
            <text:p>Crude oil</text:p>
          </table:table-cell>
          <table:table-cell office:value-type="string" calcext:value-type="string">
            <text:p>Natural gas liquids</text:p>
          </table:table-cell>
          <table:table-cell office:value-type="string" calcext:value-type="string">
            <text:p>Refinery feedstocks</text:p>
          </table:table-cell>
          <table:table-cell office:value-type="string" calcext:value-type="string">
            <text:p>Additives/blending components</text:p>
          </table:table-cell>
          <table:table-cell office:value-type="string" calcext:value-type="string">
            <text:p>Other hydrocarbons</text:p>
          </table:table-cell>
          <table:table-cell office:value-type="string" calcext:value-type="string">
            <text:p>Refinery ga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Liquefied petroleum gases (LPG)</text:p>
          </table:table-cell>
          <table:table-cell office:value-type="string" calcext:value-type="string">
            <text:p>Motor gasoline excl. biofuels</text:p>
          </table:table-cell>
          <table:table-cell office:value-type="string" calcext:value-type="string">
            <text:p>Aviation gasoline</text:p>
          </table:table-cell>
          <table:table-cell office:value-type="string" calcext:value-type="string">
            <text:p>Gasoline type jet fuel</text:p>
          </table:table-cell>
          <table:table-cell office:value-type="string" calcext:value-type="string">
            <text:p>Kerosene type jet fuel excl. biofuels</text:p>
          </table:table-cell>
          <table:table-cell office:value-type="string" calcext:value-type="string">
            <text:p>Other kerosene</text:p>
          </table:table-cell>
          <table:table-cell office:value-type="string" calcext:value-type="string">
            <text:p>Gas/diesel oil excl. biofuels</text:p>
          </table:table-cell>
          <table:table-cell office:value-type="string" calcext:value-type="string">
            <text:p>Fuel oil</text:p>
          </table:table-cell>
          <table:table-cell office:value-type="string" calcext:value-type="string">
            <text:p>Naphtha</text:p>
          </table:table-cell>
          <table:table-cell office:value-type="string" calcext:value-type="string">
            <text:p>White spirit &amp; SBP</text:p>
          </table:table-cell>
          <table:table-cell office:value-type="string" calcext:value-type="string">
            <text:p>Lubricants</text:p>
          </table:table-cell>
          <table:table-cell office:value-type="string" calcext:value-type="string">
            <text:p>Bitumen</text:p>
          </table:table-cell>
          <table:table-cell office:value-type="string" calcext:value-type="string">
            <text:p>Paraffin waxes</text:p>
          </table:table-cell>
          <table:table-cell office:value-type="string" calcext:value-type="string">
            <text:p>Petroleum coke</text:p>
          </table:table-cell>
          <table:table-cell office:value-type="string" calcext:value-type="string">
            <text:p>Other oil products</text:p>
          </table:table-cell>
          <table:table-cell office:value-type="string" calcext:value-type="string">
            <text:p>Industrial waste</text:p>
          </table:table-cell>
          <table:table-cell office:value-type="string" calcext:value-type="string">
            <text:p>Municipal waste (renewable)</text:p>
          </table:table-cell>
          <table:table-cell office:value-type="string" calcext:value-type="string">
            <text:p>Municipal waste (non-renewable)</text:p>
          </table:table-cell>
          <table:table-cell office:value-type="string" calcext:value-type="string">
            <text:p>Primary solid biofuel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gasoline</text:p>
          </table:table-cell>
          <table:table-cell office:value-type="string" calcext:value-type="string">
            <text:p>Biodiesels</text:p>
          </table:table-cell>
          <table:table-cell office:value-type="string" calcext:value-type="string">
            <text:p>Bio jet kerosene</text:p>
          </table:table-cell>
          <table:table-cell office:value-type="string" calcext:value-type="string">
            <text:p>Other liquid biofuels</text:p>
          </table:table-cell>
          <table:table-cell office:value-type="string" calcext:value-type="string">
            <text:p>Non-specified primary biofuels and waste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Elec/heat output from non-specified manufactured gases</text:p>
          </table:table-cell>
          <table:table-cell office:value-type="string" calcext:value-type="string">
            <text:p>Heat output from non-specified combustible fuel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Geothermal</text:p>
          </table:table-cell>
          <table:table-cell office:value-type="string" calcext:value-type="string">
            <text:p>Solar photovoltaics</text:p>
          </table:table-cell>
          <table:table-cell office:value-type="string" calcext:value-type="string">
            <text:p>Solar thermal</text:p>
          </table:table-cell>
          <table:table-cell office:value-type="string" calcext:value-type="string">
            <text:p>Tide, wave and ocean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Other source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o: Renewables</text:p>
          </table:table-cell>
          <table:table-cell/>
          <table:table-cell office:value-type="string" calcext:value-type="string">
            <text:p>SOLID IN </text:p>
          </table:table-cell>
          <table:table-cell office:value-type="string" calcext:value-type="string">
            <text:p>GAS IN </text:p>
          </table:table-cell>
          <table:table-cell office:value-type="string" calcext:value-type="string">
            <text:p>OIL IN</text:p>
          </table:table-cell>
          <table:table-cell office:value-type="string" calcext:value-type="string">
            <text:p>OTHER ELEC INPUTS</text:p>
          </table:table-cell>
        </table:table-row>
        <table:table-row table:style-name="ro1">
          <table:table-cell office:value-type="string" calcext:value-type="string">
            <text:p>FLOW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s text:c="6"/>Coal liquefaction plants</text:p>
          </table:table-cell>
          <table:table-cell office:value-type="string" calcext:value-type="string">
            <office:annotation draw:style-name="gr1" draw:text-style-name="P2" svg:width="1.1413in" svg:height="0.3902in" svg:x="3.3583in" svg:y="0.2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0.2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3423.43" calcext:value-type="float">
            <text:p>-63423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0.2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20.46" calcext:value-type="float">
            <text:p>33620.4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29802.98" calcext:value-type="float">
            <text:p>-29802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IF([.D6:.T6];&quot;&lt;0&quot;;[.D6:.T6])" office:value-type="float" office:value="-63423.43" calcext:value-type="float">
            <text:p>-63423.43</text:p>
          </table:table-cell>
          <table:table-cell table:formula="of:=[.U6]" office:value-type="float" office:value="0" calcext:value-type="float">
            <text:p>0</text:p>
          </table:table-cell>
          <table:table-cell table:formula="of:=SUMIF([.W6:.AA6]; &quot;&lt;0&quot;;[.W6:.AA6])" office:value-type="float" office:value="0" calcext:value-type="float">
            <text:p>0</text:p>
          </table:table-cell>
          <table:table-cell table:formula="of:=SUMIF([.AB6:.AR6];&quot;&lt;0&quot;;[.AB6:.AR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6"/>Gas-to-liquids (GTL) plants</text:p>
          </table:table-cell>
          <table:table-cell office:value-type="string" calcext:value-type="string">
            <office:annotation draw:style-name="gr1" draw:text-style-name="P2" svg:width="1.1413in" svg:height="0.3902in" svg:x="3.3583in" svg:y="0.4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0.4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0.4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7" office:value-type="float" office:value="0" calcext:value-type="float">
            <text:p>0</text:p>
          </table:table-cell>
          <table:table-cell/>
          <table:table-cell table:formula="of:=SUMIF([.D7:.T7];&quot;&lt;0&quot;;[.D7:.T7])" office:value-type="float" office:value="0" calcext:value-type="float">
            <text:p>0</text:p>
          </table:table-cell>
          <table:table-cell table:formula="of:=[.U7]" office:value-type="float" office:value="0" calcext:value-type="float">
            <text:p>0</text:p>
          </table:table-cell>
          <table:table-cell table:formula="of:=SUMIF([.W7:.AA7]; &quot;&lt;0&quot;;[.W7:.AA7])" office:value-type="float" office:value="0" calcext:value-type="float">
            <text:p>0</text:p>
          </table:table-cell>
          <table:table-cell table:formula="of:=SUMIF([.AB7:.AR7];&quot;&lt;0&quot;;[.AB7:.AR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6"/>Oil refineries</text:p>
          </table:table-cell>
          <table:table-cell office:value-type="string" calcext:value-type="string">
            <office:annotation draw:style-name="gr1" draw:text-style-name="P2" svg:width="1.1413in" svg:height="0.3902in" svg:x="3.3583in" svg:y="0.6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0.6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0.6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258083.03" calcext:value-type="float">
            <text:p>-258083.03</text:p>
          </table:table-cell>
          <table:table-cell office:value-type="float" office:value="-1959570.47" calcext:value-type="float">
            <text:p>-1959570.47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-65604.84" calcext:value-type="float">
            <text:p>-65604.84</text:p>
          </table:table-cell>
          <table:table-cell office:value-type="float" office:value="1063553.83" calcext:value-type="float">
            <text:p>1063553.83</text:p>
          </table:table-cell>
          <table:table-cell office:value-type="float" office:value="1831.5" calcext:value-type="float">
            <text:p>1831.5</text:p>
          </table:table-cell>
          <table:table-cell office:value-type="float" office:value="741259.37" calcext:value-type="float">
            <text:p>741259.37</text:p>
          </table:table-cell>
          <table:table-cell office:value-type="float" office:value="5233408.4" calcext:value-type="float">
            <text:p>52334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477.88" calcext:value-type="float">
            <text:p>1438477.88</text:p>
          </table:table-cell>
          <table:table-cell office:value-type="float" office:value="541694.55" calcext:value-type="float">
            <text:p>541694.55</text:p>
          </table:table-cell>
          <table:table-cell office:value-type="float" office:value="10908532.76" calcext:value-type="float">
            <text:p>10908532.76</text:p>
          </table:table-cell>
          <table:table-cell office:value-type="float" office:value="2882039.63" calcext:value-type="float">
            <text:p>2882039.63</text:p>
          </table:table-cell>
          <table:table-cell office:value-type="float" office:value="1701284.76" calcext:value-type="float">
            <text:p>1701284.76</text:p>
          </table:table-cell>
          <table:table-cell office:value-type="float" office:value="45131.25" calcext:value-type="float">
            <text:p>45131.2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768" calcext:value-type="float">
            <text:p>27768</text:p>
          </table:table-cell>
          <table:table-cell office:value-type="float" office:value="393777.95" calcext:value-type="float">
            <text:p>393777.95</text:p>
          </table:table-cell>
          <table:table-cell office:value-type="float" office:value="855378.28" calcext:value-type="float">
            <text:p>855378.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93686.36" calcext:value-type="float">
            <text:p>-193686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IF([.D8:.T8];&quot;&lt;0&quot;;[.D8:.T8])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SUMIF([.W8:.AA8]; &quot;&lt;0&quot;;[.W8:.AA8])" office:value-type="float" office:value="-27093906.86" calcext:value-type="float">
            <text:p>-27093906.86</text:p>
          </table:table-cell>
          <table:table-cell table:formula="of:=SUMIF([.AB8:.AR8];&quot;&lt;0&quot;;[.AB8:.AR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6"/>Main activity producer electricity plants</text:p>
          </table:table-cell>
          <table:table-cell office:value-type="string" calcext:value-type="string">
            <office:annotation draw:style-name="gr1" draw:text-style-name="P2" svg:width="1.1413in" svg:height="0.3902in" svg:x="3.3583in" svg:y="0.8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0.8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03288.45" calcext:value-type="float">
            <text:p>-103288.45</text:p>
          </table:table-cell>
          <table:table-cell office:value-type="float" office:value="-6741.07" calcext:value-type="float">
            <text:p>-6741.07</text:p>
          </table:table-cell>
          <table:table-cell office:value-type="float" office:value="-3015724.83" calcext:value-type="float">
            <text:p>-3015724.83</text:p>
          </table:table-cell>
          <table:table-cell office:value-type="float" office:value="-40916.91" calcext:value-type="float">
            <text:p>-40916.91</text:p>
          </table:table-cell>
          <table:table-cell office:value-type="float" office:value="-2244885.8" calcext:value-type="float">
            <text:p>-224488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03.94" calcext:value-type="float">
            <text:p>-8903.94</text:p>
          </table:table-cell>
          <table:table-cell office:value-type="float" office:value="-1991.5" calcext:value-type="float">
            <text:p>-1991.5</text:p>
          </table:table-cell>
          <table:table-cell office:value-type="float" office:value="-12089.02" calcext:value-type="float">
            <text:p>-12089.02</text:p>
          </table:table-cell>
          <table:table-cell office:value-type="float" office:value="-59539.31" calcext:value-type="float">
            <text:p>-59539.31</text:p>
          </table:table-cell>
          <table:table-cell office:value-type="float" office:value="-2973.46" calcext:value-type="float">
            <text:p>-2973.46</text:p>
          </table:table-cell>
          <table:table-cell office:value-type="float" office:value="-28857.2" calcext:value-type="float">
            <text:p>-28857.2</text:p>
          </table:table-cell>
          <table:table-cell office:value-type="float" office:value="0" calcext:value-type="float">
            <text:p>0</text:p>
          </table:table-cell>
          <table:table-cell office:value-type="float" office:value="-80361.18" calcext:value-type="float">
            <text:p>-80361.18</text:p>
          </table:table-cell>
          <table:table-cell office:value-type="float" office:value="-1511992.71" calcext:value-type="float">
            <text:p>-1511992.71</text:p>
          </table:table-cell>
          <table:table-cell office:value-type="string" calcext:value-type="string">
            <office:annotation draw:style-name="gr1" draw:text-style-name="P2" svg:width="1.1413in" svg:height="0.3902in" svg:x="24.3024in" svg:y="0.8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80841.15" calcext:value-type="float">
            <text:p>-80841.15</text:p>
          </table:table-cell>
          <table:table-cell office:value-type="float" office:value="-213725.26" calcext:value-type="float">
            <text:p>-213725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984" calcext:value-type="float">
            <text:p>-37984</text:p>
          </table:table-cell>
          <table:table-cell office:value-type="float" office:value="-6120" calcext:value-type="float">
            <text:p>-6120</text:p>
          </table:table-cell>
          <table:table-cell office:value-type="float" office:value="-10489.81" calcext:value-type="float">
            <text:p>-10489.81</text:p>
          </table:table-cell>
          <table:table-cell office:value-type="float" office:value="-78292.8" calcext:value-type="float">
            <text:p>-78292.8</text:p>
          </table:table-cell>
          <table:table-cell office:value-type="float" office:value="-81296.98" calcext:value-type="float">
            <text:p>-81296.98</text:p>
          </table:table-cell>
          <table:table-cell office:value-type="float" office:value="-323696.99" calcext:value-type="float">
            <text:p>-323696.99</text:p>
          </table:table-cell>
          <table:table-cell office:value-type="float" office:value="-130811.1" calcext:value-type="float">
            <text:p>-130811.1</text:p>
          </table:table-cell>
          <table:table-cell office:value-type="float" office:value="0" calcext:value-type="float">
            <text:p>0</text:p>
          </table:table-cell>
          <table:table-cell office:value-type="float" office:value="-100.01" calcext:value-type="float">
            <text:p>-100.01</text:p>
          </table:table-cell>
          <table:table-cell office:value-type="float" office:value="0" calcext:value-type="float">
            <text:p>0</text:p>
          </table:table-cell>
          <table:table-cell office:value-type="float" office:value="-25848.65" calcext:value-type="float">
            <text:p>-2584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53646.72" calcext:value-type="float">
            <text:p>-9053646.72</text:p>
          </table:table-cell>
          <table:table-cell office:value-type="float" office:value="-1209698.34" calcext:value-type="float">
            <text:p>-1209698.34</text:p>
          </table:table-cell>
          <table:table-cell office:value-type="float" office:value="-238537.01" calcext:value-type="float">
            <text:p>-238537.01</text:p>
          </table:table-cell>
          <table:table-cell office:value-type="float" office:value="-318195.11" calcext:value-type="float">
            <text:p>-318195.11</text:p>
          </table:table-cell>
          <table:table-cell office:value-type="float" office:value="-91960" calcext:value-type="float">
            <text:p>-91960</text:p>
          </table:table-cell>
          <table:table-cell office:value-type="float" office:value="-1754.7" calcext:value-type="float">
            <text:p>-1754.7</text:p>
          </table:table-cell>
          <table:table-cell office:value-type="float" office:value="-1058898.05" calcext:value-type="float">
            <text:p>-1058898.05</text:p>
          </table:table-cell>
          <table:table-cell office:value-type="float" office:value="-1306.8" calcext:value-type="float">
            <text:p>-1306.8</text:p>
          </table:table-cell>
          <table:table-cell office:value-type="float" office:value="8967514.67" calcext:value-type="float">
            <text:p>8967514.67</text:p>
          </table:table-cell>
          <table:table-cell office:value-type="float" office:value="0" calcext:value-type="float">
            <text:p>0</text:p>
          </table:table-cell>
          <table:table-cell office:value-type="float" office:value="-11114040.22" calcext:value-type="float">
            <text:p>-11114040.22</text:p>
          </table:table-cell>
          <table:table-cell office:value-type="float" office:value="-3477792.78" calcext:value-type="float">
            <text:p>-3477792.78</text:p>
          </table:table-cell>
          <table:table-cell/>
          <table:table-cell table:formula="of:=SUMIF([.D9:.T9];&quot;&lt;0&quot;;[.D9:.T9])" office:value-type="float" office:value="-5606272.67" calcext:value-type="float">
            <text:p>-5606272.67</text:p>
          </table:table-cell>
          <table:table-cell table:formula="of:=[.U9]" office:value-type="float" office:value="-1511992.71" calcext:value-type="float">
            <text:p>-1511992.71</text:p>
          </table:table-cell>
          <table:table-cell table:formula="of:=SUMIF([.W9:.AA9]; &quot;&lt;0&quot;;[.W9:.AA9])" office:value-type="float" office:value="0" calcext:value-type="float">
            <text:p>0</text:p>
          </table:table-cell>
          <table:table-cell table:formula="of:=SUMIF([.AB9:.AR9];&quot;&lt;0&quot;;[.AB9:.AR9])" office:value-type="float" office:value="-338756.41" calcext:value-type="float">
            <text:p>-338756.41</text:p>
          </table:table-cell>
        </table:table-row>
        <table:table-row table:style-name="ro1">
          <table:table-cell office:value-type="string" calcext:value-type="string">
            <text:p><text:s text:c="6"/>Main activity producer CHP plants</text:p>
          </table:table-cell>
          <table:table-cell office:value-type="string" calcext:value-type="string">
            <office:annotation draw:style-name="gr1" draw:text-style-name="P2" svg:width="1.1413in" svg:height="0.3902in" svg:x="3.3583in" svg:y="1.0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1.0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509.96" calcext:value-type="float">
            <text:p>-13509.96</text:p>
          </table:table-cell>
          <table:table-cell office:value-type="float" office:value="-1311" calcext:value-type="float">
            <text:p>-1311</text:p>
          </table:table-cell>
          <table:table-cell office:value-type="float" office:value="-1210058.36" calcext:value-type="float">
            <text:p>-1210058.36</text:p>
          </table:table-cell>
          <table:table-cell office:value-type="float" office:value="-10626.95" calcext:value-type="float">
            <text:p>-10626.95</text:p>
          </table:table-cell>
          <table:table-cell office:value-type="float" office:value="-818975.24" calcext:value-type="float">
            <text:p>-818975.24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85.64" calcext:value-type="float">
            <text:p>-16385.64</text:p>
          </table:table-cell>
          <table:table-cell office:value-type="float" office:value="-464.39" calcext:value-type="float">
            <text:p>-464.39</text:p>
          </table:table-cell>
          <table:table-cell office:value-type="float" office:value="-20996.85" calcext:value-type="float">
            <text:p>-20996.85</text:p>
          </table:table-cell>
          <table:table-cell office:value-type="float" office:value="-40810.6" calcext:value-type="float">
            <text:p>-40810.6</text:p>
          </table:table-cell>
          <table:table-cell office:value-type="float" office:value="-6281" calcext:value-type="float">
            <text:p>-6281</text:p>
          </table:table-cell>
          <table:table-cell office:value-type="float" office:value="-36499.07" calcext:value-type="float">
            <text:p>-36499.07</text:p>
          </table:table-cell>
          <table:table-cell office:value-type="float" office:value="-84.5" calcext:value-type="float">
            <text:p>-84.5</text:p>
          </table:table-cell>
          <table:table-cell office:value-type="float" office:value="-4268.3" calcext:value-type="float">
            <text:p>-4268.3</text:p>
          </table:table-cell>
          <table:table-cell office:value-type="float" office:value="-1350771.68" calcext:value-type="float">
            <text:p>-1350771.68</text:p>
          </table:table-cell>
          <table:table-cell office:value-type="string" calcext:value-type="string">
            <office:annotation draw:style-name="gr1" draw:text-style-name="P2" svg:width="1.1413in" svg:height="0.3902in" svg:x="24.3024in" svg:y="1.0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37.83" calcext:value-type="float">
            <text:p>-21137.83</text:p>
          </table:table-cell>
          <table:table-cell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43.14" calcext:value-type="float">
            <text:p>-6843.14</text:p>
          </table:table-cell>
          <table:table-cell office:value-type="float" office:value="-28441.77" calcext:value-type="float">
            <text:p>-28441.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00.4" calcext:value-type="float">
            <text:p>-6500.4</text:p>
          </table:table-cell>
          <table:table-cell office:value-type="float" office:value="-107840" calcext:value-type="float">
            <text:p>-107840</text:p>
          </table:table-cell>
          <table:table-cell office:value-type="float" office:value="-20171.67" calcext:value-type="float">
            <text:p>-20171.67</text:p>
          </table:table-cell>
          <table:table-cell office:value-type="float" office:value="-129477.21" calcext:value-type="float">
            <text:p>-129477.21</text:p>
          </table:table-cell>
          <table:table-cell office:value-type="float" office:value="-112555.26" calcext:value-type="float">
            <text:p>-112555.26</text:p>
          </table:table-cell>
          <table:table-cell office:value-type="float" office:value="-442223.85" calcext:value-type="float">
            <text:p>-442223.85</text:p>
          </table:table-cell>
          <table:table-cell office:value-type="float" office:value="-219926.14" calcext:value-type="float">
            <text:p>-219926.14</text:p>
          </table:table-cell>
          <table:table-cell office:value-type="float" office:value="0" calcext:value-type="float">
            <text:p>0</text:p>
          </table:table-cell>
          <table:table-cell office:value-type="float" office:value="-107.6" calcext:value-type="float">
            <text:p>-107.6</text:p>
          </table:table-cell>
          <table:table-cell office:value-type="float" office:value="0" calcext:value-type="float">
            <text:p>0</text:p>
          </table:table-cell>
          <table:table-cell office:value-type="float" office:value="-15460.15" calcext:value-type="float">
            <text:p>-1546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5167.18" calcext:value-type="float">
            <text:p>-295167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276.51" calcext:value-type="float">
            <text:p>-22276.51</text:p>
          </table:table-cell>
          <table:table-cell office:value-type="float" office:value="1625435.85" calcext:value-type="float">
            <text:p>1625435.85</text:p>
          </table:table-cell>
          <table:table-cell office:value-type="float" office:value="1437816.37" calcext:value-type="float">
            <text:p>1437816.37</text:p>
          </table:table-cell>
          <table:table-cell office:value-type="float" office:value="-1896359.03" calcext:value-type="float">
            <text:p>-1896359.03</text:p>
          </table:table-cell>
          <table:table-cell office:value-type="float" office:value="-807194.96" calcext:value-type="float">
            <text:p>-807194.96</text:p>
          </table:table-cell>
          <table:table-cell/>
          <table:table-cell table:formula="of:=SUMIF([.D10:.T10];&quot;&lt;0&quot;;[.D10:.T10])" office:value-type="float" office:value="-2180388.86" calcext:value-type="float">
            <text:p>-2180388.86</text:p>
          </table:table-cell>
          <table:table-cell table:formula="of:=[.U10]" office:value-type="float" office:value="-1350771.68" calcext:value-type="float">
            <text:p>-1350771.68</text:p>
          </table:table-cell>
          <table:table-cell table:formula="of:=SUMIF([.W10:.AA10]; &quot;&lt;0&quot;;[.W10:.AA10])" office:value-type="float" office:value="0" calcext:value-type="float">
            <text:p>0</text:p>
          </table:table-cell>
          <table:table-cell table:formula="of:=SUMIF([.AB10:.AR10];&quot;&lt;0&quot;;[.AB10:.AR10])" office:value-type="float" office:value="-171085.14" calcext:value-type="float">
            <text:p>-171085.14</text:p>
          </table:table-cell>
        </table:table-row>
        <table:table-row table:style-name="ro1">
          <table:table-cell office:value-type="string" calcext:value-type="string">
            <text:p><text:s text:c="6"/>Main activity producer heat plants</text:p>
          </table:table-cell>
          <table:table-cell office:value-type="string" calcext:value-type="string">
            <office:annotation draw:style-name="gr1" draw:text-style-name="P2" svg:width="1.1413in" svg:height="0.3902in" svg:x="3.3583in" svg:y="1.1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1.1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771.99" calcext:value-type="float">
            <text:p>-771.99</text:p>
          </table:table-cell>
          <table:table-cell office:value-type="float" office:value="-87" calcext:value-type="float">
            <text:p>-87</text:p>
          </table:table-cell>
          <table:table-cell office:value-type="float" office:value="-123742.46" calcext:value-type="float">
            <text:p>-123742.46</text:p>
          </table:table-cell>
          <table:table-cell office:value-type="float" office:value="-283.01" calcext:value-type="float">
            <text:p>-283.01</text:p>
          </table:table-cell>
          <table:table-cell office:value-type="float" office:value="-4439.09" calcext:value-type="float">
            <text:p>-4439.09</text:p>
          </table:table-cell>
          <table:table-cell office:value-type="float" office:value="0" calcext:value-type="float">
            <text:p>0</text:p>
          </table:table-cell>
          <table:table-cell office:value-type="float" office:value="-28.65" calcext:value-type="float">
            <text:p>-28.6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1655.01" calcext:value-type="float">
            <text:p>-1655.01</text:p>
          </table:table-cell>
          <table:table-cell office:value-type="float" office:value="-83.02" calcext:value-type="float">
            <text:p>-83.02</text:p>
          </table:table-cell>
          <table:table-cell office:value-type="float" office:value="-2280.54" calcext:value-type="float">
            <text:p>-2280.54</text:p>
          </table:table-cell>
          <table:table-cell office:value-type="float" office:value="-2790" calcext:value-type="float">
            <text:p>-2790</text:p>
          </table:table-cell>
          <table:table-cell office:value-type="float" office:value="-76" calcext:value-type="float">
            <text:p>-76</text:p>
          </table:table-cell>
          <table:table-cell office:value-type="float" office:value="-8817.69" calcext:value-type="float">
            <text:p>-8817.69</text:p>
          </table:table-cell>
          <table:table-cell office:value-type="float" office:value="-67.6" calcext:value-type="float">
            <text:p>-67.6</text:p>
          </table:table-cell>
          <table:table-cell office:value-type="float" office:value="0" calcext:value-type="float">
            <text:p>0</text:p>
          </table:table-cell>
          <table:table-cell office:value-type="float" office:value="-252821.42" calcext:value-type="float">
            <text:p>-252821.42</text:p>
          </table:table-cell>
          <table:table-cell office:value-type="string" calcext:value-type="string">
            <office:annotation draw:style-name="gr1" draw:text-style-name="P2" svg:width="1.1413in" svg:height="0.3902in" svg:x="24.3024in" svg:y="1.1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49.54" calcext:value-type="float">
            <text:p>-5749.54</text:p>
          </table:table-cell>
          <table:table-cell office:value-type="float" office:value="0" calcext:value-type="float">
            <text:p>0</text:p>
          </table:table-cell>
          <table:table-cell office:value-type="float" office:value="-151.99" calcext:value-type="float">
            <text:p>-151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29.61" calcext:value-type="float">
            <text:p>-7029.61</text:p>
          </table:table-cell>
          <table:table-cell office:value-type="float" office:value="-11524.52" calcext:value-type="float">
            <text:p>-11524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2" calcext:value-type="float">
            <text:p>-94.2</text:p>
          </table:table-cell>
          <table:table-cell office:value-type="float" office:value="-1240" calcext:value-type="float">
            <text:p>-1240</text:p>
          </table:table-cell>
          <table:table-cell office:value-type="float" office:value="-4034" calcext:value-type="float">
            <text:p>-4034</text:p>
          </table:table-cell>
          <table:table-cell office:value-type="float" office:value="-24246.54" calcext:value-type="float">
            <text:p>-24246.54</text:p>
          </table:table-cell>
          <table:table-cell office:value-type="float" office:value="-23498.06" calcext:value-type="float">
            <text:p>-23498.06</text:p>
          </table:table-cell>
          <table:table-cell office:value-type="float" office:value="-169005.61" calcext:value-type="float">
            <text:p>-169005.61</text:p>
          </table:table-cell>
          <table:table-cell office:value-type="float" office:value="-1125.93" calcext:value-type="float">
            <text:p>-112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00.29" calcext:value-type="float">
            <text:p>-230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-13059.81" calcext:value-type="float">
            <text:p>-13059.81</text:p>
          </table:table-cell>
          <table:table-cell office:value-type="float" office:value="0" calcext:value-type="float">
            <text:p>0</text:p>
          </table:table-cell>
          <table:table-cell office:value-type="float" office:value="-1072.97" calcext:value-type="float">
            <text:p>-107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1" calcext:value-type="float">
            <text:p>-3521</text:p>
          </table:table-cell>
          <table:table-cell office:value-type="float" office:value="0" calcext:value-type="float">
            <text:p>0</text:p>
          </table:table-cell>
          <table:table-cell office:value-type="float" office:value="550838.53" calcext:value-type="float">
            <text:p>550838.53</text:p>
          </table:table-cell>
          <table:table-cell office:value-type="float" office:value="-115430.01" calcext:value-type="float">
            <text:p>-115430.01</text:p>
          </table:table-cell>
          <table:table-cell office:value-type="float" office:value="-210811.15" calcext:value-type="float">
            <text:p>-210811.15</text:p>
          </table:table-cell>
          <table:table-cell/>
          <table:table-cell table:formula="of:=SUMIF([.D11:.T11];&quot;&lt;0&quot;;[.D11:.T11])" office:value-type="float" office:value="-145158.06" calcext:value-type="float">
            <text:p>-145158.06</text:p>
          </table:table-cell>
          <table:table-cell table:formula="of:=[.U11]" office:value-type="float" office:value="-252821.42" calcext:value-type="float">
            <text:p>-252821.42</text:p>
          </table:table-cell>
          <table:table-cell table:formula="of:=SUMIF([.W11:.AA11]; &quot;&lt;0&quot;;[.W11:.AA11])" office:value-type="float" office:value="0" calcext:value-type="float">
            <text:p>0</text:p>
          </table:table-cell>
          <table:table-cell table:formula="of:=SUMIF([.AB11:.AR11];&quot;&lt;0&quot;;[.AB11:.AR11])" office:value-type="float" office:value="-25789.86" calcext:value-type="float">
            <text:p>-25789.86</text:p>
          </table:table-cell>
        </table:table-row>
        <table:table-row table:style-name="ro1" table:number-rows-repeated="2">
          <table:table-cell table:number-columns-repeated="74"/>
        </table:table-row>
        <table:table-row table:style-name="ro1">
          <table:table-cell office:value-type="string" calcext:value-type="string">
            <text:p>TOTAL ENERGY ENTRIES</text:p>
          </table:table-cell>
          <table:table-cell table:formula="of:=SUM([.BS6:.BV11])" office:value-type="float" office:value="-38740367.1" calcext:value-type="float">
            <text:p>-38740367.1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in EJ</text:p>
          </table:table-cell>
          <table:table-cell table:formula="of:=-[.B14]*10^(-6)" office:value-type="float" office:value="38.7403671" calcext:value-type="float">
            <text:p>38.7403671</text:p>
          </table:table-cell>
          <table:table-cell table:number-columns-repeated="72"/>
        </table:table-row>
        <table:table-row table:style-name="ro1" table:number-rows-repeated="3">
          <table:table-cell table:number-columns-repeated="74"/>
        </table:table-row>
        <table:table-row table:style-name="ro1">
          <table:table-cell office:value-type="string" calcext:value-type="string">
            <text:p>ALL TRANSFORMATION PROCESSES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s text:c="3"/>Transformation processes</text:p>
          </table:table-cell>
          <table:table-cell office:value-type="string" calcext:value-type="string">
            <office:annotation draw:style-name="gr1" draw:text-style-name="P2" svg:width="1.1413in" svg:height="0.3902in" svg:x="3.3583in" svg:y="2.7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2.7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9689.55" calcext:value-type="float">
            <text:p>-139689.55</text:p>
          </table:table-cell>
          <table:table-cell office:value-type="float" office:value="-1664003.55" calcext:value-type="float">
            <text:p>-1664003.55</text:p>
          </table:table-cell>
          <table:table-cell office:value-type="float" office:value="-4694730.85" calcext:value-type="float">
            <text:p>-4694730.85</text:p>
          </table:table-cell>
          <table:table-cell office:value-type="float" office:value="-52199.87" calcext:value-type="float">
            <text:p>-52199.87</text:p>
          </table:table-cell>
          <table:table-cell office:value-type="float" office:value="-3329835.65" calcext:value-type="float">
            <text:p>-3329835.65</text:p>
          </table:table-cell>
          <table:table-cell office:value-type="float" office:value="6611.09" calcext:value-type="float">
            <text:p>6611.09</text:p>
          </table:table-cell>
          <table:table-cell office:value-type="float" office:value="207084.83" calcext:value-type="float">
            <text:p>207084.83</text:p>
          </table:table-cell>
          <table:table-cell office:value-type="float" office:value="0" calcext:value-type="float">
            <text:p>0</text:p>
          </table:table-cell>
          <table:table-cell office:value-type="float" office:value="40722.34" calcext:value-type="float">
            <text:p>40722.34</text:p>
          </table:table-cell>
          <table:table-cell office:value-type="float" office:value="123683.35" calcext:value-type="float">
            <text:p>123683.35</text:p>
          </table:table-cell>
          <table:table-cell office:value-type="float" office:value="518.41" calcext:value-type="float">
            <text:p>518.41</text:p>
          </table:table-cell>
          <table:table-cell office:value-type="float" office:value="224398.69" calcext:value-type="float">
            <text:p>224398.69</text:p>
          </table:table-cell>
          <table:table-cell office:value-type="float" office:value="252246.55" calcext:value-type="float">
            <text:p>252246.55</text:p>
          </table:table-cell>
          <table:table-cell office:value-type="float" office:value="38579.65" calcext:value-type="float">
            <text:p>38579.65</text:p>
          </table:table-cell>
          <table:table-cell office:value-type="float" office:value="-80328.72" calcext:value-type="float">
            <text:p>-80328.72</text:p>
          </table:table-cell>
          <table:table-cell office:value-type="float" office:value="2788.17" calcext:value-type="float">
            <text:p>2788.17</text:p>
          </table:table-cell>
          <table:table-cell office:value-type="float" office:value="-159942.04" calcext:value-type="float">
            <text:p>-159942.04</text:p>
          </table:table-cell>
          <table:table-cell office:value-type="float" office:value="-4155934.32" calcext:value-type="float">
            <text:p>-4155934.32</text:p>
          </table:table-cell>
          <table:table-cell office:value-type="string" calcext:value-type="string">
            <office:annotation draw:style-name="gr1" draw:text-style-name="P2" svg:width="1.1413in" svg:height="0.3902in" svg:x="24.3024in" svg:y="2.7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310311.03" calcext:value-type="float">
            <text:p>-310311.03</text:p>
          </table:table-cell>
          <table:table-cell office:value-type="float" office:value="-1255976.43" calcext:value-type="float">
            <text:p>-1255976.43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34494.06" calcext:value-type="float">
            <text:p>34494.06</text:p>
          </table:table-cell>
          <table:table-cell office:value-type="float" office:value="924690.45" calcext:value-type="float">
            <text:p>924690.45</text:p>
          </table:table-cell>
          <table:table-cell office:value-type="float" office:value="1831.5" calcext:value-type="float">
            <text:p>1831.5</text:p>
          </table:table-cell>
          <table:table-cell office:value-type="float" office:value="634559.58" calcext:value-type="float">
            <text:p>634559.58</text:p>
          </table:table-cell>
          <table:table-cell office:value-type="float" office:value="5230108.4" calcext:value-type="float">
            <text:p>52301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379.66" calcext:value-type="float">
            <text:p>1438379.66</text:p>
          </table:table-cell>
          <table:table-cell office:value-type="float" office:value="521312.78" calcext:value-type="float">
            <text:p>521312.78</text:p>
          </table:table-cell>
          <table:table-cell office:value-type="float" office:value="10796535.53" calcext:value-type="float">
            <text:p>10796535.53</text:p>
          </table:table-cell>
          <table:table-cell office:value-type="float" office:value="2517379.06" calcext:value-type="float">
            <text:p>2517379.06</text:p>
          </table:table-cell>
          <table:table-cell office:value-type="float" office:value="1258917.41" calcext:value-type="float">
            <text:p>1258917.41</text:p>
          </table:table-cell>
          <table:table-cell office:value-type="float" office:value="45087.65" calcext:value-type="float">
            <text:p>45087.6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648" calcext:value-type="float">
            <text:p>27648</text:p>
          </table:table-cell>
          <table:table-cell office:value-type="float" office:value="326383.36" calcext:value-type="float">
            <text:p>326383.36</text:p>
          </table:table-cell>
          <table:table-cell office:value-type="float" office:value="675253.76" calcext:value-type="float">
            <text:p>675253.76</text:p>
          </table:table-cell>
          <table:table-cell office:value-type="float" office:value="-57289.2" calcext:value-type="float">
            <text:p>-57289.2</text:p>
          </table:table-cell>
          <table:table-cell office:value-type="float" office:value="-374378.79" calcext:value-type="float">
            <text:p>-374378.79</text:p>
          </table:table-cell>
          <table:table-cell office:value-type="float" office:value="-351136.13" calcext:value-type="float">
            <text:p>-351136.13</text:p>
          </table:table-cell>
          <table:table-cell office:value-type="float" office:value="-1224768.01" calcext:value-type="float">
            <text:p>-1224768.01</text:p>
          </table:table-cell>
          <table:table-cell office:value-type="float" office:value="-525638.71" calcext:value-type="float">
            <text:p>-525638.71</text:p>
          </table:table-cell>
          <table:table-cell office:value-type="float" office:value="0" calcext:value-type="float">
            <text:p>0</text:p>
          </table:table-cell>
          <table:table-cell office:value-type="float" office:value="-264.17" calcext:value-type="float">
            <text:p>-264.17</text:p>
          </table:table-cell>
          <table:table-cell office:value-type="float" office:value="0" calcext:value-type="float">
            <text:p>0</text:p>
          </table:table-cell>
          <table:table-cell office:value-type="float" office:value="-46313.28" calcext:value-type="float">
            <text:p>-46313.28</text:p>
          </table:table-cell>
          <table:table-cell office:value-type="float" office:value="0" calcext:value-type="float">
            <text:p>0</text:p>
          </table:table-cell>
          <table:table-cell office:value-type="float" office:value="3565.32" calcext:value-type="float">
            <text:p>356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49448.9" calcext:value-type="float">
            <text:p>-9349448.9</text:p>
          </table:table-cell>
          <table:table-cell office:value-type="float" office:value="-1232243.17" calcext:value-type="float">
            <text:p>-1232243.17</text:p>
          </table:table-cell>
          <table:table-cell office:value-type="float" office:value="-253398.21" calcext:value-type="float">
            <text:p>-253398.21</text:p>
          </table:table-cell>
          <table:table-cell office:value-type="float" office:value="-370069.29" calcext:value-type="float">
            <text:p>-370069.29</text:p>
          </table:table-cell>
          <table:table-cell office:value-type="float" office:value="-93032.97" calcext:value-type="float">
            <text:p>-93032.97</text:p>
          </table:table-cell>
          <table:table-cell office:value-type="float" office:value="-1761.91" calcext:value-type="float">
            <text:p>-1761.91</text:p>
          </table:table-cell>
          <table:table-cell office:value-type="float" office:value="-1092524.25" calcext:value-type="float">
            <text:p>-1092524.25</text:p>
          </table:table-cell>
          <table:table-cell office:value-type="float" office:value="-30383.53" calcext:value-type="float">
            <text:p>-30383.53</text:p>
          </table:table-cell>
          <table:table-cell office:value-type="float" office:value="11570510.83" calcext:value-type="float">
            <text:p>11570510.83</text:p>
          </table:table-cell>
          <table:table-cell office:value-type="float" office:value="2317550.95" calcext:value-type="float">
            <text:p>2317550.95</text:p>
          </table:table-cell>
          <table:table-cell office:value-type="float" office:value="-15369327.39" calcext:value-type="float">
            <text:p>-15369327.39</text:p>
          </table:table-cell>
          <table:table-cell office:value-type="float" office:value="-5210827.45" calcext:value-type="float">
            <text:p>-5210827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Main activity producer electricity plants</text:p>
          </table:table-cell>
          <table:table-cell office:value-type="string" calcext:value-type="string">
            <office:annotation draw:style-name="gr1" draw:text-style-name="P2" svg:width="1.1413in" svg:height="0.3902in" svg:x="3.3583in" svg:y="2.9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2.9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03288.45" calcext:value-type="float">
            <text:p>-103288.45</text:p>
          </table:table-cell>
          <table:table-cell office:value-type="float" office:value="-6741.07" calcext:value-type="float">
            <text:p>-6741.07</text:p>
          </table:table-cell>
          <table:table-cell office:value-type="float" office:value="-3015724.83" calcext:value-type="float">
            <text:p>-3015724.83</text:p>
          </table:table-cell>
          <table:table-cell office:value-type="float" office:value="-40916.91" calcext:value-type="float">
            <text:p>-40916.91</text:p>
          </table:table-cell>
          <table:table-cell office:value-type="float" office:value="-2244885.8" calcext:value-type="float">
            <text:p>-224488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03.94" calcext:value-type="float">
            <text:p>-8903.94</text:p>
          </table:table-cell>
          <table:table-cell office:value-type="float" office:value="-1991.5" calcext:value-type="float">
            <text:p>-1991.5</text:p>
          </table:table-cell>
          <table:table-cell office:value-type="float" office:value="-12089.02" calcext:value-type="float">
            <text:p>-12089.02</text:p>
          </table:table-cell>
          <table:table-cell office:value-type="float" office:value="-59539.31" calcext:value-type="float">
            <text:p>-59539.31</text:p>
          </table:table-cell>
          <table:table-cell office:value-type="float" office:value="-2973.46" calcext:value-type="float">
            <text:p>-2973.46</text:p>
          </table:table-cell>
          <table:table-cell office:value-type="float" office:value="-28857.2" calcext:value-type="float">
            <text:p>-28857.2</text:p>
          </table:table-cell>
          <table:table-cell office:value-type="float" office:value="0" calcext:value-type="float">
            <text:p>0</text:p>
          </table:table-cell>
          <table:table-cell office:value-type="float" office:value="-80361.18" calcext:value-type="float">
            <text:p>-80361.18</text:p>
          </table:table-cell>
          <table:table-cell office:value-type="float" office:value="-1511992.71" calcext:value-type="float">
            <text:p>-1511992.71</text:p>
          </table:table-cell>
          <table:table-cell office:value-type="string" calcext:value-type="string">
            <office:annotation draw:style-name="gr1" draw:text-style-name="P2" svg:width="1.1413in" svg:height="0.3902in" svg:x="24.3024in" svg:y="2.9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80841.15" calcext:value-type="float">
            <text:p>-80841.15</text:p>
          </table:table-cell>
          <table:table-cell office:value-type="float" office:value="-213725.26" calcext:value-type="float">
            <text:p>-213725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984" calcext:value-type="float">
            <text:p>-37984</text:p>
          </table:table-cell>
          <table:table-cell office:value-type="float" office:value="-6120" calcext:value-type="float">
            <text:p>-6120</text:p>
          </table:table-cell>
          <table:table-cell office:value-type="float" office:value="-10489.81" calcext:value-type="float">
            <text:p>-10489.81</text:p>
          </table:table-cell>
          <table:table-cell office:value-type="float" office:value="-78292.8" calcext:value-type="float">
            <text:p>-78292.8</text:p>
          </table:table-cell>
          <table:table-cell office:value-type="float" office:value="-81296.98" calcext:value-type="float">
            <text:p>-81296.98</text:p>
          </table:table-cell>
          <table:table-cell office:value-type="float" office:value="-323696.99" calcext:value-type="float">
            <text:p>-323696.99</text:p>
          </table:table-cell>
          <table:table-cell office:value-type="float" office:value="-130811.1" calcext:value-type="float">
            <text:p>-130811.1</text:p>
          </table:table-cell>
          <table:table-cell office:value-type="float" office:value="0" calcext:value-type="float">
            <text:p>0</text:p>
          </table:table-cell>
          <table:table-cell office:value-type="float" office:value="-100.01" calcext:value-type="float">
            <text:p>-100.01</text:p>
          </table:table-cell>
          <table:table-cell office:value-type="float" office:value="0" calcext:value-type="float">
            <text:p>0</text:p>
          </table:table-cell>
          <table:table-cell office:value-type="float" office:value="-25848.65" calcext:value-type="float">
            <text:p>-2584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53646.72" calcext:value-type="float">
            <text:p>-9053646.72</text:p>
          </table:table-cell>
          <table:table-cell office:value-type="float" office:value="-1209698.34" calcext:value-type="float">
            <text:p>-1209698.34</text:p>
          </table:table-cell>
          <table:table-cell office:value-type="float" office:value="-238537.01" calcext:value-type="float">
            <text:p>-238537.01</text:p>
          </table:table-cell>
          <table:table-cell office:value-type="float" office:value="-318195.11" calcext:value-type="float">
            <text:p>-318195.11</text:p>
          </table:table-cell>
          <table:table-cell office:value-type="float" office:value="-91960" calcext:value-type="float">
            <text:p>-91960</text:p>
          </table:table-cell>
          <table:table-cell office:value-type="float" office:value="-1754.7" calcext:value-type="float">
            <text:p>-1754.7</text:p>
          </table:table-cell>
          <table:table-cell office:value-type="float" office:value="-1058898.05" calcext:value-type="float">
            <text:p>-1058898.05</text:p>
          </table:table-cell>
          <table:table-cell office:value-type="float" office:value="-1306.8" calcext:value-type="float">
            <text:p>-1306.8</text:p>
          </table:table-cell>
          <table:table-cell office:value-type="float" office:value="8967514.67" calcext:value-type="float">
            <text:p>8967514.67</text:p>
          </table:table-cell>
          <table:table-cell office:value-type="float" office:value="0" calcext:value-type="float">
            <text:p>0</text:p>
          </table:table-cell>
          <table:table-cell office:value-type="float" office:value="-11114040.22" calcext:value-type="float">
            <text:p>-11114040.22</text:p>
          </table:table-cell>
          <table:table-cell office:value-type="float" office:value="-3477792.78" calcext:value-type="float">
            <text:p>-3477792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Autoproducer electricity plants</text:p>
          </table:table-cell>
          <table:table-cell office:value-type="string" calcext:value-type="string">
            <office:annotation draw:style-name="gr1" draw:text-style-name="P2" svg:width="1.1413in" svg:height="0.3902in" svg:x="3.3583in" svg:y="3.1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3.1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50.95" calcext:value-type="float">
            <text:p>-4950.95</text:p>
          </table:table-cell>
          <table:table-cell office:value-type="float" office:value="0" calcext:value-type="float">
            <text:p>0</text:p>
          </table:table-cell>
          <table:table-cell office:value-type="float" office:value="-19223.07" calcext:value-type="float">
            <text:p>-1922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58.02" calcext:value-type="float">
            <text:p>-2258.02</text:p>
          </table:table-cell>
          <table:table-cell office:value-type="float" office:value="0" calcext:value-type="float">
            <text:p>0</text:p>
          </table:table-cell>
          <table:table-cell office:value-type="float" office:value="-22467.06" calcext:value-type="float">
            <text:p>-22467.06</text:p>
          </table:table-cell>
          <table:table-cell office:value-type="float" office:value="-104138.92" calcext:value-type="float">
            <text:p>-104138.92</text:p>
          </table:table-cell>
          <table:table-cell office:value-type="float" office:value="-7783.5" calcext:value-type="float">
            <text:p>-7783.5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640" calcext:value-type="float">
            <text:p>-640</text:p>
          </table:table-cell>
          <table:table-cell office:value-type="float" office:value="-82162.4" calcext:value-type="float">
            <text:p>-82162.4</text:p>
          </table:table-cell>
          <table:table-cell office:value-type="string" calcext:value-type="string">
            <office:annotation draw:style-name="gr1" draw:text-style-name="P2" svg:width="1.1413in" svg:height="0.3902in" svg:x="24.3024in" svg:y="3.1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71.41" calcext:value-type="float">
            <text:p>-5171.41</text:p>
          </table:table-cell>
          <table:table-cell office:value-type="float" office:value="0" calcext:value-type="float">
            <text:p>0</text:p>
          </table:table-cell>
          <table:table-cell office:value-type="float" office:value="-2714" calcext:value-type="float">
            <text:p>-27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8.51" calcext:value-type="float">
            <text:p>-988.51</text:p>
          </table:table-cell>
          <table:table-cell office:value-type="float" office:value="-4794" calcext:value-type="float">
            <text:p>-4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17840" calcext:value-type="float">
            <text:p>-17840</text:p>
          </table:table-cell>
          <table:table-cell office:value-type="float" office:value="-11277.84" calcext:value-type="float">
            <text:p>-11277.84</text:p>
          </table:table-cell>
          <table:table-cell office:value-type="float" office:value="-48272.03" calcext:value-type="float">
            <text:p>-48272.03</text:p>
          </table:table-cell>
          <table:table-cell office:value-type="float" office:value="-46951.66" calcext:value-type="float">
            <text:p>-46951.66</text:p>
          </table:table-cell>
          <table:table-cell office:value-type="float" office:value="-60519.71" calcext:value-type="float">
            <text:p>-60519.71</text:p>
          </table:table-cell>
          <table:table-cell office:value-type="float" office:value="-106587.01" calcext:value-type="float">
            <text:p>-10658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2.78" calcext:value-type="float">
            <text:p>-1622.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544.82" calcext:value-type="float">
            <text:p>-22544.82</text:p>
          </table:table-cell>
          <table:table-cell office:value-type="float" office:value="0" calcext:value-type="float">
            <text:p>0</text:p>
          </table:table-cell>
          <table:table-cell office:value-type="float" office:value="-51874.18" calcext:value-type="float">
            <text:p>-51874.18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  <table:table-cell office:value-type="float" office:value="-33626.21" calcext:value-type="float">
            <text:p>-33626.21</text:p>
          </table:table-cell>
          <table:table-cell office:value-type="float" office:value="-615.6" calcext:value-type="float">
            <text:p>-615.6</text:p>
          </table:table-cell>
          <table:table-cell office:value-type="float" office:value="285237.51" calcext:value-type="float">
            <text:p>285237.51</text:p>
          </table:table-cell>
          <table:table-cell office:value-type="float" office:value="0" calcext:value-type="float">
            <text:p>0</text:p>
          </table:table-cell>
          <table:table-cell office:value-type="float" office:value="-373878.38" calcext:value-type="float">
            <text:p>-373878.38</text:p>
          </table:table-cell>
          <table:table-cell office:value-type="float" office:value="-325053.93" calcext:value-type="float">
            <text:p>-325053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Main activity producer CHP plants</text:p>
          </table:table-cell>
          <table:table-cell office:value-type="string" calcext:value-type="string">
            <office:annotation draw:style-name="gr1" draw:text-style-name="P2" svg:width="1.1413in" svg:height="0.3902in" svg:x="3.3583in" svg:y="3.3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3.3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509.96" calcext:value-type="float">
            <text:p>-13509.96</text:p>
          </table:table-cell>
          <table:table-cell office:value-type="float" office:value="-1311" calcext:value-type="float">
            <text:p>-1311</text:p>
          </table:table-cell>
          <table:table-cell office:value-type="float" office:value="-1210058.36" calcext:value-type="float">
            <text:p>-1210058.36</text:p>
          </table:table-cell>
          <table:table-cell office:value-type="float" office:value="-10626.95" calcext:value-type="float">
            <text:p>-10626.95</text:p>
          </table:table-cell>
          <table:table-cell office:value-type="float" office:value="-818975.24" calcext:value-type="float">
            <text:p>-818975.24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85.64" calcext:value-type="float">
            <text:p>-16385.64</text:p>
          </table:table-cell>
          <table:table-cell office:value-type="float" office:value="-464.39" calcext:value-type="float">
            <text:p>-464.39</text:p>
          </table:table-cell>
          <table:table-cell office:value-type="float" office:value="-20996.85" calcext:value-type="float">
            <text:p>-20996.85</text:p>
          </table:table-cell>
          <table:table-cell office:value-type="float" office:value="-40810.6" calcext:value-type="float">
            <text:p>-40810.6</text:p>
          </table:table-cell>
          <table:table-cell office:value-type="float" office:value="-6281" calcext:value-type="float">
            <text:p>-6281</text:p>
          </table:table-cell>
          <table:table-cell office:value-type="float" office:value="-36499.07" calcext:value-type="float">
            <text:p>-36499.07</text:p>
          </table:table-cell>
          <table:table-cell office:value-type="float" office:value="-84.5" calcext:value-type="float">
            <text:p>-84.5</text:p>
          </table:table-cell>
          <table:table-cell office:value-type="float" office:value="-4268.3" calcext:value-type="float">
            <text:p>-4268.3</text:p>
          </table:table-cell>
          <table:table-cell office:value-type="float" office:value="-1350771.68" calcext:value-type="float">
            <text:p>-1350771.68</text:p>
          </table:table-cell>
          <table:table-cell office:value-type="string" calcext:value-type="string">
            <office:annotation draw:style-name="gr1" draw:text-style-name="P2" svg:width="1.1413in" svg:height="0.3902in" svg:x="24.3024in" svg:y="3.3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37.83" calcext:value-type="float">
            <text:p>-21137.83</text:p>
          </table:table-cell>
          <table:table-cell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43.14" calcext:value-type="float">
            <text:p>-6843.14</text:p>
          </table:table-cell>
          <table:table-cell office:value-type="float" office:value="-28441.77" calcext:value-type="float">
            <text:p>-28441.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00.4" calcext:value-type="float">
            <text:p>-6500.4</text:p>
          </table:table-cell>
          <table:table-cell office:value-type="float" office:value="-107840" calcext:value-type="float">
            <text:p>-107840</text:p>
          </table:table-cell>
          <table:table-cell office:value-type="float" office:value="-20171.67" calcext:value-type="float">
            <text:p>-20171.67</text:p>
          </table:table-cell>
          <table:table-cell office:value-type="float" office:value="-129477.21" calcext:value-type="float">
            <text:p>-129477.21</text:p>
          </table:table-cell>
          <table:table-cell office:value-type="float" office:value="-112555.26" calcext:value-type="float">
            <text:p>-112555.26</text:p>
          </table:table-cell>
          <table:table-cell office:value-type="float" office:value="-442223.85" calcext:value-type="float">
            <text:p>-442223.85</text:p>
          </table:table-cell>
          <table:table-cell office:value-type="float" office:value="-219926.14" calcext:value-type="float">
            <text:p>-219926.14</text:p>
          </table:table-cell>
          <table:table-cell office:value-type="float" office:value="0" calcext:value-type="float">
            <text:p>0</text:p>
          </table:table-cell>
          <table:table-cell office:value-type="float" office:value="-107.6" calcext:value-type="float">
            <text:p>-107.6</text:p>
          </table:table-cell>
          <table:table-cell office:value-type="float" office:value="0" calcext:value-type="float">
            <text:p>0</text:p>
          </table:table-cell>
          <table:table-cell office:value-type="float" office:value="-15460.15" calcext:value-type="float">
            <text:p>-1546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5167.18" calcext:value-type="float">
            <text:p>-295167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276.51" calcext:value-type="float">
            <text:p>-22276.51</text:p>
          </table:table-cell>
          <table:table-cell office:value-type="float" office:value="1625435.85" calcext:value-type="float">
            <text:p>1625435.85</text:p>
          </table:table-cell>
          <table:table-cell office:value-type="float" office:value="1437816.37" calcext:value-type="float">
            <text:p>1437816.37</text:p>
          </table:table-cell>
          <table:table-cell office:value-type="float" office:value="-1896359.03" calcext:value-type="float">
            <text:p>-1896359.03</text:p>
          </table:table-cell>
          <table:table-cell office:value-type="float" office:value="-807194.96" calcext:value-type="float">
            <text:p>-807194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Autoproducer CHP plants</text:p>
          </table:table-cell>
          <table:table-cell office:value-type="string" calcext:value-type="string">
            <office:annotation draw:style-name="gr1" draw:text-style-name="P2" svg:width="1.1413in" svg:height="0.3902in" svg:x="3.3583in" svg:y="3.4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3.4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542.99" calcext:value-type="float">
            <text:p>-1542.99</text:p>
          </table:table-cell>
          <table:table-cell office:value-type="float" office:value="-47502.66" calcext:value-type="float">
            <text:p>-47502.66</text:p>
          </table:table-cell>
          <table:table-cell office:value-type="float" office:value="-373" calcext:value-type="float">
            <text:p>-373</text:p>
          </table:table-cell>
          <table:table-cell office:value-type="float" office:value="-43859.99" calcext:value-type="float">
            <text:p>-4385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3958.9" calcext:value-type="float">
            <text:p>-3958.9</text:p>
          </table:table-cell>
          <table:table-cell office:value-type="float" office:value="-15307.56" calcext:value-type="float">
            <text:p>-15307.56</text:p>
          </table:table-cell>
          <table:table-cell office:value-type="float" office:value="-25620.35" calcext:value-type="float">
            <text:p>-25620.35</text:p>
          </table:table-cell>
          <table:table-cell office:value-type="float" office:value="-35313.82" calcext:value-type="float">
            <text:p>-35313.82</text:p>
          </table:table-cell>
          <table:table-cell office:value-type="float" office:value="-8491.44" calcext:value-type="float">
            <text:p>-8491.44</text:p>
          </table:table-cell>
          <table:table-cell office:value-type="float" office:value="-2628.71" calcext:value-type="float">
            <text:p>-2628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6820.82" calcext:value-type="float">
            <text:p>-776820.82</text:p>
          </table:table-cell>
          <table:table-cell office:value-type="string" calcext:value-type="string">
            <office:annotation draw:style-name="gr1" draw:text-style-name="P2" svg:width="1.1413in" svg:height="0.3902in" svg:x="24.3024in" svg:y="3.4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936.35" calcext:value-type="float">
            <text:p>-75936.35</text:p>
          </table:table-cell>
          <table:table-cell office:value-type="float" office:value="0" calcext:value-type="float">
            <text:p>0</text:p>
          </table:table-cell>
          <table:table-cell office:value-type="float" office:value="-1169.37" calcext:value-type="float">
            <text:p>-1169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824.42" calcext:value-type="float">
            <text:p>-3824.42</text:p>
          </table:table-cell>
          <table:table-cell office:value-type="float" office:value="-49269.2" calcext:value-type="float">
            <text:p>-49269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44" calcext:value-type="float">
            <text:p>-1344</text:p>
          </table:table-cell>
          <table:table-cell office:value-type="float" office:value="-21764.52" calcext:value-type="float">
            <text:p>-21764.52</text:p>
          </table:table-cell>
          <table:table-cell office:value-type="float" office:value="-10187.46" calcext:value-type="float">
            <text:p>-10187.46</text:p>
          </table:table-cell>
          <table:table-cell office:value-type="float" office:value="-86781.13" calcext:value-type="float">
            <text:p>-86781.13</text:p>
          </table:table-cell>
          <table:table-cell office:value-type="float" office:value="-79677.27" calcext:value-type="float">
            <text:p>-79677.27</text:p>
          </table:table-cell>
          <table:table-cell office:value-type="float" office:value="-201264.24" calcext:value-type="float">
            <text:p>-201264.24</text:p>
          </table:table-cell>
          <table:table-cell office:value-type="float" office:value="-59029.76" calcext:value-type="float">
            <text:p>-59029.76</text:p>
          </table:table-cell>
          <table:table-cell office:value-type="float" office:value="0" calcext:value-type="float">
            <text:p>0</text:p>
          </table:table-cell>
          <table:table-cell office:value-type="float" office:value="-56.55" calcext:value-type="float">
            <text:p>-56.55</text:p>
          </table:table-cell>
          <table:table-cell office:value-type="float" office:value="0" calcext:value-type="float">
            <text:p>0</text:p>
          </table:table-cell>
          <table:table-cell office:value-type="float" office:value="-1048.15" calcext:value-type="float">
            <text:p>-1048.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443.62" calcext:value-type="float">
            <text:p>-1443.62</text:p>
          </table:table-cell>
          <table:table-cell office:value-type="float" office:value="696362.73" calcext:value-type="float">
            <text:p>696362.73</text:p>
          </table:table-cell>
          <table:table-cell office:value-type="float" office:value="229165" calcext:value-type="float">
            <text:p>229165</text:p>
          </table:table-cell>
          <table:table-cell office:value-type="float" office:value="-628916.52" calcext:value-type="float">
            <text:p>-628916.52</text:p>
          </table:table-cell>
          <table:table-cell office:value-type="float" office:value="-348179.82" calcext:value-type="float">
            <text:p>-348179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Main activity producer heat plants</text:p>
          </table:table-cell>
          <table:table-cell office:value-type="string" calcext:value-type="string">
            <office:annotation draw:style-name="gr1" draw:text-style-name="P2" svg:width="1.1413in" svg:height="0.3902in" svg:x="3.3583in" svg:y="3.6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3.6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771.99" calcext:value-type="float">
            <text:p>-771.99</text:p>
          </table:table-cell>
          <table:table-cell office:value-type="float" office:value="-87" calcext:value-type="float">
            <text:p>-87</text:p>
          </table:table-cell>
          <table:table-cell office:value-type="float" office:value="-123742.46" calcext:value-type="float">
            <text:p>-123742.46</text:p>
          </table:table-cell>
          <table:table-cell office:value-type="float" office:value="-283.01" calcext:value-type="float">
            <text:p>-283.01</text:p>
          </table:table-cell>
          <table:table-cell office:value-type="float" office:value="-4439.09" calcext:value-type="float">
            <text:p>-4439.09</text:p>
          </table:table-cell>
          <table:table-cell office:value-type="float" office:value="0" calcext:value-type="float">
            <text:p>0</text:p>
          </table:table-cell>
          <table:table-cell office:value-type="float" office:value="-28.65" calcext:value-type="float">
            <text:p>-28.6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1655.01" calcext:value-type="float">
            <text:p>-1655.01</text:p>
          </table:table-cell>
          <table:table-cell office:value-type="float" office:value="-83.02" calcext:value-type="float">
            <text:p>-83.02</text:p>
          </table:table-cell>
          <table:table-cell office:value-type="float" office:value="-2280.54" calcext:value-type="float">
            <text:p>-2280.54</text:p>
          </table:table-cell>
          <table:table-cell office:value-type="float" office:value="-2790" calcext:value-type="float">
            <text:p>-2790</text:p>
          </table:table-cell>
          <table:table-cell office:value-type="float" office:value="-76" calcext:value-type="float">
            <text:p>-76</text:p>
          </table:table-cell>
          <table:table-cell office:value-type="float" office:value="-8817.69" calcext:value-type="float">
            <text:p>-8817.69</text:p>
          </table:table-cell>
          <table:table-cell office:value-type="float" office:value="-67.6" calcext:value-type="float">
            <text:p>-67.6</text:p>
          </table:table-cell>
          <table:table-cell office:value-type="float" office:value="0" calcext:value-type="float">
            <text:p>0</text:p>
          </table:table-cell>
          <table:table-cell office:value-type="float" office:value="-252821.42" calcext:value-type="float">
            <text:p>-252821.42</text:p>
          </table:table-cell>
          <table:table-cell office:value-type="string" calcext:value-type="string">
            <office:annotation draw:style-name="gr1" draw:text-style-name="P2" svg:width="1.1413in" svg:height="0.3902in" svg:x="24.3024in" svg:y="3.6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49.54" calcext:value-type="float">
            <text:p>-5749.54</text:p>
          </table:table-cell>
          <table:table-cell office:value-type="float" office:value="0" calcext:value-type="float">
            <text:p>0</text:p>
          </table:table-cell>
          <table:table-cell office:value-type="float" office:value="-151.99" calcext:value-type="float">
            <text:p>-151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29.61" calcext:value-type="float">
            <text:p>-7029.61</text:p>
          </table:table-cell>
          <table:table-cell office:value-type="float" office:value="-11524.52" calcext:value-type="float">
            <text:p>-11524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2" calcext:value-type="float">
            <text:p>-94.2</text:p>
          </table:table-cell>
          <table:table-cell office:value-type="float" office:value="-1240" calcext:value-type="float">
            <text:p>-1240</text:p>
          </table:table-cell>
          <table:table-cell office:value-type="float" office:value="-4034" calcext:value-type="float">
            <text:p>-4034</text:p>
          </table:table-cell>
          <table:table-cell office:value-type="float" office:value="-24246.54" calcext:value-type="float">
            <text:p>-24246.54</text:p>
          </table:table-cell>
          <table:table-cell office:value-type="float" office:value="-23498.06" calcext:value-type="float">
            <text:p>-23498.06</text:p>
          </table:table-cell>
          <table:table-cell office:value-type="float" office:value="-169005.61" calcext:value-type="float">
            <text:p>-169005.61</text:p>
          </table:table-cell>
          <table:table-cell office:value-type="float" office:value="-1125.93" calcext:value-type="float">
            <text:p>-112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00.29" calcext:value-type="float">
            <text:p>-230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-13059.81" calcext:value-type="float">
            <text:p>-13059.81</text:p>
          </table:table-cell>
          <table:table-cell office:value-type="float" office:value="0" calcext:value-type="float">
            <text:p>0</text:p>
          </table:table-cell>
          <table:table-cell office:value-type="float" office:value="-1072.97" calcext:value-type="float">
            <text:p>-107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1" calcext:value-type="float">
            <text:p>-3521</text:p>
          </table:table-cell>
          <table:table-cell office:value-type="float" office:value="0" calcext:value-type="float">
            <text:p>0</text:p>
          </table:table-cell>
          <table:table-cell office:value-type="float" office:value="550838.53" calcext:value-type="float">
            <text:p>550838.53</text:p>
          </table:table-cell>
          <table:table-cell office:value-type="float" office:value="-115430.01" calcext:value-type="float">
            <text:p>-115430.01</text:p>
          </table:table-cell>
          <table:table-cell office:value-type="float" office:value="-210811.15" calcext:value-type="float">
            <text:p>-210811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Autoproducer heat plants</text:p>
          </table:table-cell>
          <table:table-cell office:value-type="string" calcext:value-type="string">
            <office:annotation draw:style-name="gr1" draw:text-style-name="P2" svg:width="1.1413in" svg:height="0.3902in" svg:x="3.3583in" svg:y="3.8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3.8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598.99" calcext:value-type="float">
            <text:p>-1598.99</text:p>
          </table:table-cell>
          <table:table-cell office:value-type="float" office:value="-3840.45" calcext:value-type="float">
            <text:p>-3840.45</text:p>
          </table:table-cell>
          <table:table-cell office:value-type="float" office:value="0" calcext:value-type="float">
            <text:p>0</text:p>
          </table:table-cell>
          <table:table-cell office:value-type="float" office:value="-294.67" calcext:value-type="float">
            <text:p>-294.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8" calcext:value-type="float">
            <text:p>-37.8</text:p>
          </table:table-cell>
          <table:table-cell office:value-type="float" office:value="-360" calcext:value-type="float">
            <text:p>-360</text:p>
          </table:table-cell>
          <table:table-cell office:value-type="float" office:value="-41" calcext:value-type="float">
            <text:p>-41</text:p>
          </table:table-cell>
          <table:table-cell office:value-type="float" office:value="-379.01" calcext:value-type="float">
            <text:p>-37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904.16" calcext:value-type="float">
            <text:p>-112904.16</text:p>
          </table:table-cell>
          <table:table-cell office:value-type="string" calcext:value-type="string">
            <office:annotation draw:style-name="gr1" draw:text-style-name="P2" svg:width="1.1413in" svg:height="0.3902in" svg:x="24.3024in" svg:y="3.8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29.81" calcext:value-type="float">
            <text:p>-10829.81</text:p>
          </table:table-cell>
          <table:table-cell office:value-type="float" office:value="0" calcext:value-type="float">
            <text:p>0</text:p>
          </table:table-cell>
          <table:table-cell office:value-type="float" office:value="-508.14" calcext:value-type="float">
            <text:p>-508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4.94" calcext:value-type="float">
            <text:p>-414.94</text:p>
          </table:table-cell>
          <table:table-cell office:value-type="float" office:value="-1585.84" calcext:value-type="float">
            <text:p>-1585.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128.43" calcext:value-type="float">
            <text:p>-1128.43</text:p>
          </table:table-cell>
          <table:table-cell office:value-type="float" office:value="-7309.09" calcext:value-type="float">
            <text:p>-7309.09</text:p>
          </table:table-cell>
          <table:table-cell office:value-type="float" office:value="-7156.89" calcext:value-type="float">
            <text:p>-7156.89</text:p>
          </table:table-cell>
          <table:table-cell office:value-type="float" office:value="-18148.69" calcext:value-type="float">
            <text:p>-18148.69</text:p>
          </table:table-cell>
          <table:table-cell office:value-type="float" office:value="-359.5" calcext:value-type="float">
            <text:p>-35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26" calcext:value-type="float">
            <text:p>-33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801.39" calcext:value-type="float">
            <text:p>-180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0" calcext:value-type="float">
            <text:p>-1220</text:p>
          </table:table-cell>
          <table:table-cell office:value-type="float" office:value="0" calcext:value-type="float">
            <text:p>0</text:p>
          </table:table-cell>
          <table:table-cell office:value-type="float" office:value="122310.44" calcext:value-type="float">
            <text:p>122310.44</text:p>
          </table:table-cell>
          <table:table-cell office:value-type="float" office:value="-47673.62" calcext:value-type="float">
            <text:p>-47673.62</text:p>
          </table:table-cell>
          <table:table-cell office:value-type="float" office:value="-27651.93" calcext:value-type="float">
            <text:p>-27651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Heat pumps</text:p>
          </table:table-cell>
          <table:table-cell office:value-type="string" calcext:value-type="string">
            <office:annotation draw:style-name="gr1" draw:text-style-name="P2" svg:width="1.1413in" svg:height="0.3902in" svg:x="3.3583in" svg:y="4.0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4.0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4.0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5774.57" calcext:value-type="float">
            <text:p>-5774.57</text:p>
          </table:table-cell>
          <table:table-cell office:value-type="float" office:value="8565.64" calcext:value-type="float">
            <text:p>8565.64</text:p>
          </table:table-cell>
          <table:table-cell office:value-type="float" office:value="2791.07" calcext:value-type="float">
            <text:p>2791.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Electric boilers</text:p>
          </table:table-cell>
          <table:table-cell office:value-type="string" calcext:value-type="string">
            <office:annotation draw:style-name="gr1" draw:text-style-name="P2" svg:width="1.1413in" svg:height="0.3902in" svg:x="3.3583in" svg:y="4.2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4.2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4.2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263.44" calcext:value-type="float">
            <text:p>-2263.44</text:p>
          </table:table-cell>
          <table:table-cell office:value-type="float" office:value="2043.94" calcext:value-type="float">
            <text:p>2043.94</text:p>
          </table:table-cell>
          <table:table-cell office:value-type="float" office:value="-219.5" calcext:value-type="float">
            <text:p>-21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Chemical heat for electricity production</text:p>
          </table:table-cell>
          <table:table-cell office:value-type="string" calcext:value-type="string">
            <office:annotation draw:style-name="gr1" draw:text-style-name="P2" svg:width="1.1413in" svg:height="0.3902in" svg:x="3.3583in" svg:y="4.3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4.3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4.3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998.08" calcext:value-type="float">
            <text:p>3998.08</text:p>
          </table:table-cell>
          <table:table-cell office:value-type="float" office:value="-15982.81" calcext:value-type="float">
            <text:p>-15982.81</text:p>
          </table:table-cell>
          <table:table-cell office:value-type="float" office:value="-11984.74" calcext:value-type="float">
            <text:p>-11984.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Blast furnaces</text:p>
          </table:table-cell>
          <table:table-cell office:value-type="string" calcext:value-type="string">
            <office:annotation draw:style-name="gr1" draw:text-style-name="P2" svg:width="1.1413in" svg:height="0.3902in" svg:x="3.3583in" svg:y="4.5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4.5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2036.49" calcext:value-type="float">
            <text:p>-22036.49</text:p>
          </table:table-cell>
          <table:table-cell office:value-type="float" office:value="-109818.41" calcext:value-type="float">
            <text:p>-109818.41</text:p>
          </table:table-cell>
          <table:table-cell office:value-type="float" office:value="-282084.37" calcext:value-type="float">
            <text:p>-282084.37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897109.63" calcext:value-type="float">
            <text:p>-89710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2" calcext:value-type="float">
            <text:p>-1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268.2" calcext:value-type="float">
            <text:p>495268.2</text:p>
          </table:table-cell>
          <table:table-cell office:value-type="float" office:value="60590.04" calcext:value-type="float">
            <text:p>6059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1.3" calcext:value-type="float">
            <text:p>-1311.3</text:p>
          </table:table-cell>
          <table:table-cell office:value-type="string" calcext:value-type="string">
            <office:annotation draw:style-name="gr1" draw:text-style-name="P2" svg:width="1.1413in" svg:height="0.3902in" svg:x="24.3024in" svg:y="4.5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9200" calcext:value-type="float">
            <text:p>-92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765752.89" calcext:value-type="float">
            <text:p>-765752.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Gas works</text:p>
          </table:table-cell>
          <table:table-cell office:value-type="string" calcext:value-type="string">
            <office:annotation draw:style-name="gr1" draw:text-style-name="P2" svg:width="1.1413in" svg:height="0.3902in" svg:x="3.3583in" svg:y="4.7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4.7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966.46" calcext:value-type="float">
            <text:p>-2196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86.47" calcext:value-type="float">
            <text:p>-2686.47</text:p>
          </table:table-cell>
          <table:table-cell office:value-type="float" office:value="0" calcext:value-type="float">
            <text:p>0</text:p>
          </table:table-cell>
          <table:table-cell office:value-type="float" office:value="18364.87" calcext:value-type="float">
            <text:p>18364.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60.63" calcext:value-type="float">
            <text:p>-10860.63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office:annotation draw:style-name="gr1" draw:text-style-name="P2" svg:width="1.1413in" svg:height="0.3902in" svg:x="24.3024in" svg:y="4.7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17159.5" calcext:value-type="float">
            <text:p>-1715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Coke ovens</text:p>
          </table:table-cell>
          <table:table-cell office:value-type="string" calcext:value-type="string">
            <office:annotation draw:style-name="gr1" draw:text-style-name="P2" svg:width="1.1413in" svg:height="0.3902in" svg:x="3.3583in" svg:y="4.9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4.9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542785.69" calcext:value-type="float">
            <text:p>-1542785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79.75" calcext:value-type="float">
            <text:p>-5579.75</text:p>
          </table:table-cell>
          <table:table-cell office:value-type="float" office:value="0" calcext:value-type="float">
            <text:p>0</text:p>
          </table:table-cell>
          <table:table-cell office:value-type="float" office:value="1117031.83" calcext:value-type="float">
            <text:p>1117031.83</text:p>
          </table:table-cell>
          <table:table-cell office:value-type="float" office:value="0" calcext:value-type="float">
            <text:p>0</text:p>
          </table:table-cell>
          <table:table-cell office:value-type="float" office:value="43629.81" calcext:value-type="float">
            <text:p>4362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66.53" calcext:value-type="float">
            <text:p>306466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8.5" calcext:value-type="float">
            <text:p>-388.5</text:p>
          </table:table-cell>
          <table:table-cell office:value-type="float" office:value="-1360.8" calcext:value-type="float">
            <text:p>-1360.8</text:p>
          </table:table-cell>
          <table:table-cell office:value-type="string" calcext:value-type="string">
            <office:annotation draw:style-name="gr1" draw:text-style-name="P2" svg:width="1.1413in" svg:height="0.3902in" svg:x="24.3024in" svg:y="4.9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8720" calcext:value-type="float">
            <text:p>-1872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01706.57" calcext:value-type="float">
            <text:p>-101706.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Patent fuel plants</text:p>
          </table:table-cell>
          <table:table-cell office:value-type="string" calcext:value-type="string">
            <office:annotation draw:style-name="gr1" draw:text-style-name="P2" svg:width="1.1413in" svg:height="0.3902in" svg:x="3.3583in" svg:y="5.0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5.0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18.39" calcext:value-type="float">
            <text:p>-118.39</text:p>
          </table:table-cell>
          <table:table-cell office:value-type="float" office:value="-6826.77" calcext:value-type="float">
            <text:p>-682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1.09" calcext:value-type="float">
            <text:p>6611.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5.0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688" calcext:value-type="float">
            <text:p>-268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3022.07" calcext:value-type="float">
            <text:p>-3022.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BKB/peat briquette plants</text:p>
          </table:table-cell>
          <table:table-cell office:value-type="string" calcext:value-type="string">
            <office:annotation draw:style-name="gr1" draw:text-style-name="P2" svg:width="1.1413in" svg:height="0.3902in" svg:x="3.3583in" svg:y="5.2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5.2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0577.58" calcext:value-type="float">
            <text:p>-170577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861.79" calcext:value-type="float">
            <text:p>15686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94.02" calcext:value-type="float">
            <text:p>-3094.02</text:p>
          </table:table-cell>
          <table:table-cell office:value-type="float" office:value="2940.26" calcext:value-type="float">
            <text:p>294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5.2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13869.55" calcext:value-type="float">
            <text:p>-13869.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Oil refineries</text:p>
          </table:table-cell>
          <table:table-cell office:value-type="string" calcext:value-type="string">
            <office:annotation draw:style-name="gr1" draw:text-style-name="P2" svg:width="1.1413in" svg:height="0.3902in" svg:x="3.3583in" svg:y="5.4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5.4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5.4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258083.03" calcext:value-type="float">
            <text:p>-258083.03</text:p>
          </table:table-cell>
          <table:table-cell office:value-type="float" office:value="-1959570.47" calcext:value-type="float">
            <text:p>-1959570.47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-65604.84" calcext:value-type="float">
            <text:p>-65604.84</text:p>
          </table:table-cell>
          <table:table-cell office:value-type="float" office:value="1063553.83" calcext:value-type="float">
            <text:p>1063553.83</text:p>
          </table:table-cell>
          <table:table-cell office:value-type="float" office:value="1831.5" calcext:value-type="float">
            <text:p>1831.5</text:p>
          </table:table-cell>
          <table:table-cell office:value-type="float" office:value="741259.37" calcext:value-type="float">
            <text:p>741259.37</text:p>
          </table:table-cell>
          <table:table-cell office:value-type="float" office:value="5233408.4" calcext:value-type="float">
            <text:p>52334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477.88" calcext:value-type="float">
            <text:p>1438477.88</text:p>
          </table:table-cell>
          <table:table-cell office:value-type="float" office:value="541694.55" calcext:value-type="float">
            <text:p>541694.55</text:p>
          </table:table-cell>
          <table:table-cell office:value-type="float" office:value="10908532.76" calcext:value-type="float">
            <text:p>10908532.76</text:p>
          </table:table-cell>
          <table:table-cell office:value-type="float" office:value="2882039.63" calcext:value-type="float">
            <text:p>2882039.63</text:p>
          </table:table-cell>
          <table:table-cell office:value-type="float" office:value="1701284.76" calcext:value-type="float">
            <text:p>1701284.76</text:p>
          </table:table-cell>
          <table:table-cell office:value-type="float" office:value="45131.25" calcext:value-type="float">
            <text:p>45131.2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768" calcext:value-type="float">
            <text:p>27768</text:p>
          </table:table-cell>
          <table:table-cell office:value-type="float" office:value="393777.95" calcext:value-type="float">
            <text:p>393777.95</text:p>
          </table:table-cell>
          <table:table-cell office:value-type="float" office:value="855378.28" calcext:value-type="float">
            <text:p>855378.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93686.36" calcext:value-type="float">
            <text:p>-193686.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Petrochemical plants</text:p>
          </table:table-cell>
          <table:table-cell office:value-type="string" calcext:value-type="string">
            <office:annotation draw:style-name="gr1" draw:text-style-name="P2" svg:width="1.1413in" svg:height="0.3902in" svg:x="3.3583in" svg:y="5.6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5.6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5.6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52228" calcext:value-type="float">
            <text:p>-52228</text:p>
          </table:table-cell>
          <table:table-cell office:value-type="float" office:value="703594.03" calcext:value-type="float">
            <text:p>70359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61.5" calcext:value-type="float">
            <text:p>-18661.5</text:p>
          </table:table-cell>
          <table:table-cell office:value-type="float" office:value="0" calcext:value-type="float">
            <text:p>0</text:p>
          </table:table-cell>
          <table:table-cell office:value-type="float" office:value="-101829.88" calcext:value-type="float">
            <text:p>-101829.88</text:p>
          </table:table-cell>
          <table:table-cell office:value-type="float" office:value="-3300" calcext:value-type="float">
            <text:p>-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22" calcext:value-type="float">
            <text:p>-98.22</text:p>
          </table:table-cell>
          <table:table-cell office:value-type="float" office:value="-20252.77" calcext:value-type="float">
            <text:p>-20252.77</text:p>
          </table:table-cell>
          <table:table-cell office:value-type="float" office:value="-12055.47" calcext:value-type="float">
            <text:p>-12055.47</text:p>
          </table:table-cell>
          <table:table-cell office:value-type="float" office:value="-46120" calcext:value-type="float">
            <text:p>-46120</text:p>
          </table:table-cell>
          <table:table-cell office:value-type="float" office:value="-442367.34" calcext:value-type="float">
            <text:p>-442367.34</text:p>
          </table:table-cell>
          <table:table-cell office:value-type="float" office:value="-43.6" calcext:value-type="float">
            <text:p>-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-25320" calcext:value-type="float">
            <text:p>-2532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8802.76" calcext:value-type="float">
            <text:p>-18802.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Coal liquefaction plants</text:p>
          </table:table-cell>
          <table:table-cell office:value-type="string" calcext:value-type="string">
            <office:annotation draw:style-name="gr1" draw:text-style-name="P2" svg:width="1.1413in" svg:height="0.3902in" svg:x="3.3583in" svg:y="5.8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5.8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3423.43" calcext:value-type="float">
            <text:p>-63423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5.8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20.46" calcext:value-type="float">
            <text:p>33620.4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29802.98" calcext:value-type="float">
            <text:p>-29802.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Gas-to-liquids (GTL) plants</text:p>
          </table:table-cell>
          <table:table-cell office:value-type="string" calcext:value-type="string">
            <office:annotation draw:style-name="gr1" draw:text-style-name="P2" svg:width="1.1413in" svg:height="0.3902in" svg:x="3.3583in" svg:y="5.9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5.9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5.9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For blended natural gas</text:p>
          </table:table-cell>
          <table:table-cell office:value-type="string" calcext:value-type="string">
            <office:annotation draw:style-name="gr1" draw:text-style-name="P2" svg:width="1.1413in" svg:height="0.3902in" svg:x="3.3583in" svg:y="6.1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6.1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060.66" calcext:value-type="float">
            <text:p>9060.66</text:p>
          </table:table-cell>
          <table:table-cell office:value-type="string" calcext:value-type="string">
            <office:annotation draw:style-name="gr1" draw:text-style-name="P2" svg:width="1.1413in" svg:height="0.3902in" svg:x="24.3024in" svg:y="6.1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6.94" calcext:value-type="float">
            <text:p>-1376.94</text:p>
          </table:table-cell>
          <table:table-cell office:value-type="float" office:value="0" calcext:value-type="float">
            <text:p>0</text:p>
          </table:table-cell>
          <table:table-cell office:value-type="float" office:value="-4.42" calcext:value-type="float">
            <text:p>-4.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7799.3" calcext:value-type="float">
            <text:p>-7799.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-7799.3" calcext:value-type="float">
            <text:p>-779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Charcoal production plants</text:p>
          </table:table-cell>
          <table:table-cell office:value-type="string" calcext:value-type="string">
            <office:annotation draw:style-name="gr1" draw:text-style-name="P2" svg:width="1.1413in" svg:height="0.3902in" svg:x="3.3583in" svg:y="6.3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6.3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4.3024in" svg:y="6.3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9908.91" calcext:value-type="float">
            <text:p>-9908.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65.32" calcext:value-type="float">
            <text:p>3565.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6343.59" calcext:value-type="float">
            <text:p>-6343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Non-specified (transformation)</text:p>
          </table:table-cell>
          <table:table-cell office:value-type="string" calcext:value-type="string">
            <office:annotation draw:style-name="gr1" draw:text-style-name="P2" svg:width="1.1413in" svg:height="0.3902in" svg:x="3.3583in" svg:y="6.5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4.2472in" svg:y="6.5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82.65" calcext:value-type="float">
            <text:p>-82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91.7" calcext:value-type="float">
            <text:p>-126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3.8" calcext:value-type="float">
            <text:p>1423.8</text:p>
          </table:table-cell>
          <table:table-cell office:value-type="float" office:value="-69" calcext:value-type="float">
            <text:p>-69</text:p>
          </table:table-cell>
          <table:table-cell office:value-type="float" office:value="3636" calcext:value-type="float">
            <text:p>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838.89" calcext:value-type="float">
            <text:p>-74838.89</text:p>
          </table:table-cell>
          <table:table-cell office:value-type="string" calcext:value-type="string">
            <office:annotation draw:style-name="gr1" draw:text-style-name="P2" svg:width="1.1413in" svg:height="0.3902in" svg:x="24.3024in" svg:y="6.52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78.44" calcext:value-type="float">
            <text:p>66478.4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17206.16" calcext:value-type="float">
            <text:p>-17206.16</text:p>
          </table:table-cell>
          <table:table-cell office:value-type="float" office:value="-33350.16" calcext:value-type="float">
            <text:p>-33350.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table:formula="of:=SUMIF([.D21:.BO41]; &quot;&lt;0&quot;;[.D21:.BO41])" office:value-type="float" office:value="-59227979.72" calcext:value-type="float">
            <text:p>-59227979.72</text:p>
          </table:table-cell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5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4">
      <number:fraction number:min-integer-digits="0" number:min-numerator-digits="1" loext:max-numerator-digits="1" number:min-denominator-digits="1" number:max-denominator-value="9"/>
    </number:number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">
      <number:fraction number:min-integer-digits="0" number:min-numerator-digits="2" loext:max-numerator-digits="2" number:min-denominator-digits="2" number:max-denominator-value="99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6:44:13.539482971</meta:creation-date>
    <dc:date>2023-11-09T11:22:08.798946519</dc:date>
    <meta:editing-duration>PT20H43M17S</meta:editing-duration>
    <meta:editing-cycles>2</meta:editing-cycles>
    <meta:generator>LibreOffice/7.3.7.2$Linux_X86_64 LibreOffice_project/30$Build-2</meta:generator>
    <meta:document-statistic meta:table-count="1" meta:cell-count="2043" meta:object-count="0"/>
  </office:meta>
</office:document-meta>
</file>